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1pt" officeooo:rsid="00075c82" officeooo:paragraph-rsid="00075c82" style:font-size-asian="11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1pt" officeooo:rsid="00075c82" officeooo:paragraph-rsid="00457db2" style:font-size-asian="11pt" style:font-size-complex="11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1pt" officeooo:rsid="00075c82" officeooo:paragraph-rsid="00151601" style:font-size-asian="11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1pt" officeooo:rsid="00075c82" officeooo:paragraph-rsid="00426a43" style:font-size-asian="11pt" style:font-size-complex="11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1pt" officeooo:paragraph-rsid="00426a43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1pt" officeooo:paragraph-rsid="004794b1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1pt" officeooo:paragraph-rsid="00533b0b" style:font-size-asian="11pt" style:font-size-complex="11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1pt" officeooo:rsid="00467170" officeooo:paragraph-rsid="0052c395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1pt" officeooo:rsid="00151601" officeooo:paragraph-rsid="00467170" style:font-size-asian="11pt" style:font-size-complex="11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1pt" officeooo:rsid="00151601" officeooo:paragraph-rsid="004f7d23" style:font-size-asian="11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1pt" officeooo:rsid="003802de" officeooo:paragraph-rsid="00572558" style:font-size-asian="11pt" style:font-size-complex="11pt"/>
    </style:style>
    <style:style style:name="T1" style:family="text">
      <style:text-properties officeooo:rsid="00467170"/>
    </style:style>
    <style:style style:name="T2" style:family="text">
      <style:text-properties officeooo:rsid="004b316d"/>
    </style:style>
    <style:style style:name="T3" style:family="text">
      <style:text-properties officeooo:rsid="004c655f"/>
    </style:style>
    <style:style style:name="T4" style:family="text">
      <style:text-properties officeooo:rsid="00151601"/>
    </style:style>
    <style:style style:name="T5" style:family="text">
      <style:text-properties officeooo:rsid="004d2d2b"/>
    </style:style>
    <style:style style:name="T6" style:family="text">
      <style:text-properties officeooo:rsid="004e9fc5"/>
    </style:style>
    <style:style style:name="T7" style:family="text">
      <style:text-properties officeooo:rsid="004ec4b4"/>
    </style:style>
    <style:style style:name="T8" style:family="text">
      <style:text-properties officeooo:rsid="005017ad"/>
    </style:style>
    <style:style style:name="T9" style:family="text">
      <style:text-properties officeooo:rsid="00512065"/>
    </style:style>
    <style:style style:name="T10" style:family="text">
      <style:text-properties officeooo:rsid="00457db2"/>
    </style:style>
    <style:style style:name="T11" style:family="text">
      <style:text-properties officeooo:rsid="0051c791"/>
    </style:style>
    <style:style style:name="T12" style:family="text">
      <style:text-properties officeooo:rsid="0052c395"/>
    </style:style>
    <style:style style:name="T13" style:family="text">
      <style:text-properties officeooo:rsid="00533b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05:16.468219458</meta:creation-date>
    <dc:date>2017-12-03T11:25:50.857313620</dc:date>
    <meta:editing-duration>PT1H31M2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